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2.6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r-smt-4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t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568-1408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99-C1206C104K3RAC7800CT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, D4, D5, D6, D7, 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147-T1341USD-30C000112U1930CT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9, 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Photo</text:p>
          </table:table-cell>
          <table:table-cell office:value-type="string" calcext:value-type="string">
            <text:p>751-1057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160-1169-1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2, 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KERCT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11-750ERCT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5, R6, R7, R8, R9, R10, R11, R12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11-330E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400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4A-SS</text:p>
          </table:table-cell>
          <table:table-cell office:value-type="string" calcext:value-type="string">
            <text:p>ATTINY84A-SSUR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13:58:11.792466047</dc:date>
    <meta:editing-duration>PT49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